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3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46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3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46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23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4"/>
          <table:table-cell table:style-name="ce4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3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34"/>
          <table:table-cell table:style-name="ce46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23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46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style-name="ce23"/>
          <table:covered-table-cell table:style-name="ce5"/>
          <table:covered-table-cell table:style-name="ce4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style-name="ce23"/>
          <table:covered-table-cell table:style-name="ce5"/>
          <table:covered-table-cell table:style-name="ce4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Macedonia Rework Definitions (ST)</text:p>
          </table:table-cell>
          <table:table-cell table:style-name="ce24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36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47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Macedonia Rework Map</text:p>
          </table:table-cell>
          <table:covered-table-cell table:number-columns-repeated="2" table:style-name="ce24"/>
          <table:covered-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Macedonia Rework Materials &amp; Assets</text:p>
          </table:table-cell>
          <table:covered-table-cell table:number-columns-repeated="2" table:style-name="ce24"/>
          <table:covered-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Derry to Larne Road</text:p>
          </table:table-cell>
          <table:table-cell table:style-name="ce24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36" office:value-type="string" calcext:value-type="string">
            <text:p>You may need TruckyMods account to download the mod</text:p>
          </table:table-cell>
          <table:table-cell table:style-name="ce47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Iberia Rebuild</text:p>
          </table:table-cell>
          <table:table-cell table:style-name="ce25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36" office:value-type="string" calcext:value-type="string">
            <text:p>You may need TruckyMods account to download the mod</text:p>
          </table:table-cell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Viva Malta</text:p>
          </table:table-cell>
          <table:table-cell table:style-name="ce27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36"/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Ireland Map (Promods Add-On Mod)</text:p>
          </table:table-cell>
          <table:table-cell table:style-name="ce24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36" office:value-type="string" calcext:value-type="string">
            <text:p>You may need TruckyMods account to download the mod</text:p>
          </table:table-cell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Finnmark – Saltfjellet</text:p>
          </table:table-cell>
          <table:table-cell table:style-name="ce25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36"/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Trigger Fixer Promods</text:p>
          </table:table-cell>
          <table:table-cell table:style-name="ce24" office:value-type="string" calcext:value-type="string">
            <text:p><text:a xlink:href="https://truckymods.io/euro-truck-simulator-2/map-patches/gmc-trigger-patch-fixer" xlink:type="simple">https://truckymods.io/euro-truck-simulator-2/map-patches/gmc-trigger-patch-fixer</text:a></text:p>
          </table:table-cell>
          <table:table-cell table:style-name="ce36" office:value-type="string" calcext:value-type="string">
            <text:p>You may need TruckyMods account to download the mod</text:p>
          </table:table-cell>
          <table: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24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36"/>
          <table: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25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36" office:value-type="string" calcext:value-type="string" table:number-columns-spanned="1" table:number-rows-spanned="2">
            <text:p>You need ProMods account to download</text:p>
          </table:table-cell>
          <table:table-cell table:style-name="ce47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number-columns-repeated="2" table:style-name="ce24"/>
          <table:covered-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Definition Package</text:p>
          </table:table-cell>
          <table:table-cell table:style-name="ce23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2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ProMods Assets Package</text:p>
          </table:table-cell>
          <table:covered-table-cell table:number-columns-repeated="2" table:style-name="ce24"/>
          <table:covered-table-cell table:style-name="ce4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RusMap-def</text:p>
          </table:table-cell>
          <table:table-cell table:style-name="ce23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Southern Region English City Names</text:p>
          </table:table-cell>
          <table:table-cell table:style-name="ce29" office:value-type="string" calcext:value-type="string">
            <text:p><text:span text:style-name="T4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9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SRmap [Def and Map]144</text:p>
          </table:table-cell>
          <table:table-cell table:style-name="ce29" office:value-type="string" calcext:value-type="string">
            <text:p><text:span text:style-name="T4"><text:a xlink:href="http://roextended.ro/forum/viewtopic.php?t=2282" xlink:type="simple">http://roextended.ro/forum/viewtopic.php?t=2282</text:a></text:span></text:p>
          </table:table-cell>
          <table:table-cell table:style-name="ce38" office:value-type="string" calcext:value-type="string">
            <text:p>Replace Def &amp; Map with this fix</text:p>
          </table:table-cell>
          <table:table-cell table:style-name="ce1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SRmap [Model1]</text:p>
          </table:table-cell>
          <table:table-cell table:style-name="ce29" office:value-type="string" calcext:value-type="string" table:number-columns-spanned="1" table:number-rows-spanned="2">
            <text:p><text:span text:style-name="T4"><text:a xlink:href="https://promods.net/viewtopic.php?f=42&amp;t=13222" xlink:type="simple">https://promods.net/viewtopic.php?f=42&amp;t=13222</text:a></text:span></text:p>
          </table:table-cell>
          <table:table-cell table:style-name="ce5"/>
          <table:table-cell table:style-name="ce1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SRmap [Model2]</text:p>
          </table:table-cell>
          <table:covered-table-cell table:style-name="ce23"/>
          <table:table-cell table:style-name="ce5"/>
          <table:table-cell table:style-name="ce1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The Great Steppe English City Names</text:p>
          </table:table-cell>
          <table:table-cell table:style-name="ce3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8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The Great Steppe - def</text:p>
          </table:table-cell>
          <table:table-cell table:style-name="ce23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5">Replaced with unofficial fix version</text:span></text:p>
            <text:p><text:span text:style-name="T5">You don't need to install model2 if RusMap is installed</text:span></text:p>
          </table:table-cell>
          <table:table-cell table:style-name="ce53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The Great Steppe - model</text:p>
          </table:table-cell>
          <table:covered-table-cell table:number-columns-repeated="3" table:style-name="ce24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5" office:value-type="string" calcext:value-type="string" table:number-columns-spanned="2" table:number-rows-spanned="1">
            <text:p>Starlight Mini Combo 2 (pre-release 2)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Last updated on July 28, 2022 (v2.0-beta2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6">
          <table:table-cell table:style-name="ce16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6">
          <table:table-cell table:style-name="ce16" table:number-columns-repeated="5"/>
          <table:table-cell table:number-columns-repeated="1019"/>
        </table:table-row>
        <table:table-row table:style-name="ro1" table:number-rows-repeated="2">
          <table:table-cell table:style-name="ce16" table:number-columns-repeated="5"/>
          <table:table-cell table:number-columns-repeated="1019"/>
        </table:table-row>
        <table:table-row table:style-name="ro7" table:number-rows-repeated="3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16" table:number-columns-repeated="5"/>
          <table:table-cell table:number-columns-repeated="1019"/>
        </table:table-row>
        <table:table-row table:style-name="ro8">
          <table:table-cell table:style-name="ce16" table:number-columns-repeated="5"/>
          <table:table-cell table:number-columns-repeated="1019"/>
        </table:table-row>
        <table:table-row table:style-name="ro1" table:number-rows-repeated="14">
          <table:table-cell table:style-name="ce16" table:number-columns-repeated="5"/>
          <table:table-cell table:number-columns-repeated="1019"/>
        </table:table-row>
        <table:table-row table:style-name="ro1" table:number-rows-repeated="6">
          <table:table-cell table:style-name="ce18" table:number-columns-repeated="4"/>
          <table:table-cell table:style-name="ce16"/>
          <table:table-cell table:number-columns-repeated="1019"/>
        </table:table-row>
        <table:table-row table:style-name="ro1" table:number-rows-repeated="125">
          <table:table-cell table:style-name="ce18" table:number-columns-repeated="5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8T12:58:10.328000000</dc:date>
    <meta:editing-duration>PT11H29M20S</meta:editing-duration>
    <meta:editing-cycles>38</meta:editing-cycles>
    <meta:document-statistic meta:table-count="1" meta:cell-count="89" meta:object-count="0"/>
  </office:meta>
</office:document-meta>
</file>